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3a044" officeooo:paragraph-rsid="0023a044"/>
    </style:style>
    <style:style style:name="P2" style:family="paragraph" style:parent-style-name="Text_20_body">
      <style:text-properties officeooo:rsid="00266a8c" officeooo:paragraph-rsid="00266a8c"/>
    </style:style>
    <style:style style:name="T1" style:family="text">
      <style:text-properties officeooo:rsid="001dc778"/>
    </style:style>
    <style:style style:name="T2" style:family="text">
      <style:text-properties officeooo:rsid="00205fc1"/>
    </style:style>
    <style:style style:name="T3" style:family="text">
      <style:text-properties officeooo:rsid="0021f752"/>
    </style:style>
    <style:style style:name="T4" style:family="text">
      <style:text-properties officeooo:rsid="00221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int Patrick´s Day</text:h>
      <text:h text:style-name="Heading_20_2" text:outline-level="2">What is the Saint Patrick´s Day?</text:h>
      <text:p text:style-name="Text_20_body">Saint Patrick´s Day is the date of death of Saint Patrick. Today it is a religious and cultural fest day.</text:p>
      <text:h text:style-name="Heading_20_2" text:outline-level="2">Who was Saint Patrick?</text:h>
      <text:p text:style-name="Text_20_body">Saint Patrick was an irish bishop who lived in the 5th century. <text:span text:style-name="T1">He was a bishop. </text:span></text:p>
      <text:p text:style-name="P2">History of Staint Patrick</text:p>
      <text:p text:style-name="P2">He was born in Britannian. He was kidnapped by some PEOPLE when he was 16 years old. After 6 years he fled back.</text:p>
      <text:h text:style-name="Heading_20_2" text:outline-level="2">Where do the people celebrate the Saint Patrick´s Day?</text:h>
      <text:p text:style-name="Text_20_body">Generally it is an irish feast day, so irish people celebrate it. Also emigrants from Ireland and some cities celebrate it for example München.</text:p>
      <text:h text:style-name="Heading_20_2" text:outline-level="2">How do the people celebrate Saint Patrick´s D<text:span text:style-name="T2">ay?</text:span></text:h>
      <text:p text:style-name="Text_20_body">The most significant tradition is to wear the colour green and the shamrock. The colo<text:span text:style-name="T3">u</text:span>r green comes from the United Irishmen. The shamrock was used by Saint Patrick to explain the holy trinity. <text:span text:style-name="T4">Also, the colour green appears in many other things than cloths, for example beer and the Chicago River.</text:span></text:p>
      <text:p text:style-name="P1">What is a Leprechaun?</text:p>
      <text:p text:style-name="P1">A Leprechaun is a mystific creature founded in Ireland. It is a type of a fairy and can wishes became tr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style-name="Fett" style:font-family-generic="swiss" style:font-pitch="variable" fo:font-size="14pt" fo:font-weight="bold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0:15.069143653</meta:creation-date>
    <dc:date>2016-01-19T09:42:02.512461608</dc:date>
    <meta:editing-duration>PT2H21M53S</meta:editing-duration>
    <meta:editing-cycles>12</meta:editing-cycles>
    <meta:generator>LibreOffice/5.0.4.2$Linux_X86_64 LibreOffice_project/00m0$Build-2</meta:generator>
    <meta:document-statistic meta:table-count="0" meta:image-count="0" meta:object-count="0" meta:page-count="1" meta:paragraph-count="13" meta:word-count="193" meta:character-count="1067" meta:non-whitespace-character-count="886"/>
  </office:meta>
</office:document-meta>
</file>